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4.4958in" fo:margin-top="0in" fo:margin-bottom="0in" fo:break-before="auto" fo:break-after="auto" table:align="left" style:writing-mode="page"/>
    </style:style>
    <style:style style:name="Table4.A" style:family="table-column">
      <style:table-column-properties style:column-width="1.0313in"/>
    </style:style>
    <style:style style:name="Table4.B" style:family="table-column">
      <style:table-column-properties style:column-width="0.9375in"/>
    </style:style>
    <style:style style:name="Table4.D" style:family="table-column">
      <style:table-column-properties style:column-width="1.495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4.A2" style:family="table-cell">
      <style:table-cell-properties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" style:family="table">
      <style:table-properties style:width="4.7111in" fo:margin-left="0in" fo:margin-top="0in" fo:margin-bottom="0in" fo:break-before="auto" fo:break-after="auto" table:align="left" style:writing-mode="page"/>
    </style:style>
    <style:style style:name="Table5.A" style:family="table-column">
      <style:table-column-properties style:column-width="0.391in"/>
    </style:style>
    <style:style style:name="Table5.K" style:family="table-column">
      <style:table-column-properties style:column-width="0.4007in"/>
    </style:style>
    <style:style style:name="Table5.1" style:family="table-row">
      <style:table-row-properties style:min-row-height="0.5in" style:keep-together="true" fo:keep-together="auto"/>
    </style:style>
    <style:style style:name="Table5.A1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F1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0.0069in solid #000000" fo:border-bottom="0.0069in solid #000000">
        <style:background-image/>
      </style:table-cell-properties>
    </style:style>
    <style:style style:name="Table5.A2" style:family="table-cell" style:data-style-name="N0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Table5.K2" style:family="table-cell">
      <style:table-cell-properties style:vertical-align="middle" fo:background-color="transparent" fo:padding-left="0.075in" fo:padding-right="0.075in" fo:padding-top="0in" fo:padding-bottom="0in" fo:border-left="none" fo:border-right="none" fo:border-top="none" fo:border-bottom="0.0069in solid #000000">
        <style:background-image/>
      </style:table-cell-properties>
    </style:style>
    <style:style style:name="P1" style:family="paragraph" style:parent-style-name="normal">
      <style:text-properties style:font-name="eXsE" fo:font-size="14pt" style:font-name-asian="eXsE1" style:font-size-asian="14pt" style:font-name-complex="eXsE1" style:font-size-complex="14pt"/>
    </style:style>
    <style:style style:name="P2" style:family="paragraph" style:parent-style-name="normal">
      <style:text-properties style:font-name="eXsE" fo:font-size="14pt" style:text-underline-style="none" style:font-name-asian="eXsE1" style:font-size-asian="14pt" style:font-name-complex="eXsE1" style:font-size-complex="14pt"/>
    </style:style>
    <style:style style:name="P3" style:family="paragraph" style:parent-style-name="normal">
      <style:text-properties style:font-name="Bodoni 72"/>
    </style:style>
    <style:style style:name="P4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5" style:family="paragraph" style:parent-style-name="normal">
      <style:text-properties style:font-name="Bodoni 72" fo:font-size="16pt" style:text-underline-style="none" style:font-name-asian="essiah2" style:font-size-asian="16pt" style:font-name-complex="essiah2" style:font-size-complex="16pt"/>
    </style:style>
    <style:style style:name="P6" style:family="paragraph" style:parent-style-name="normal">
      <style:text-properties style:font-name="Bodoni 72" fo:font-size="16pt" style:text-underline-style="none" style:font-name-asian="Verdana1" style:font-size-asian="16pt" style:font-name-complex="Verdana1" style:font-size-complex="16pt"/>
    </style:style>
    <style:style style:name="P7" style:family="paragraph" style:parent-style-name="normal">
      <style:text-properties style:font-name="Bodoni 72" fo:font-size="16pt" style:text-underline-style="none" style:font-name-asian="eXsE1" style:font-size-asian="16pt" style:font-name-complex="eXsE1" style:font-size-complex="16pt"/>
    </style:style>
    <style:style style:name="P8" style:family="paragraph" style:parent-style-name="normal">
      <style:text-properties style:font-name="Bodoni 72" fo:font-size="16pt" style:font-size-asian="16pt" style:font-size-complex="16pt"/>
    </style:style>
    <style:style style:name="P9" style:family="paragraph" style:parent-style-name="normal">
      <style:text-properties style:font-name="Bodoni 72" fo:font-size="16pt" style:font-name-asian="Verdana1" style:font-size-asian="16pt" style:font-name-complex="Verdana1" style:font-size-complex="16pt"/>
    </style:style>
    <style:style style:name="P10" style:family="paragraph" style:parent-style-name="normal">
      <style:text-properties style:font-name="Bodoni 72" fo:font-size="16pt" style:font-name-asian="essiah2" style:font-size-asian="16pt" style:font-name-complex="essiah2" style:font-size-complex="16pt"/>
    </style:style>
    <style:style style:name="P11" style:family="paragraph" style:parent-style-name="normal">
      <style:text-properties style:font-name="Bodoni 72" fo:font-size="16pt" style:font-name-asian="eXsE1" style:font-size-asian="16pt" style:font-name-complex="eXsE1" style:font-size-complex="16pt"/>
    </style:style>
    <style:style style:name="P12" style:family="paragraph" style:parent-style-name="normal">
      <style:text-properties style:font-name="Bodoni 72" fo:font-size="12pt" style:font-size-asian="12pt" style:font-size-complex="12pt"/>
    </style:style>
    <style:style style:name="P13" style:family="paragraph" style:parent-style-name="normal">
      <style:text-properties style:font-name="Bodoni 72" style:text-underline-style="none"/>
    </style:style>
    <style:style style:name="P14" style:family="paragraph" style:parent-style-name="normal">
      <style:text-properties style:font-name="Liberation Mono" fo:font-size="24pt" style:font-size-asian="24pt" style:font-size-complex="24pt"/>
    </style:style>
    <style:style style:name="P15" style:family="paragraph" style:parent-style-name="normal">
      <style:paragraph-properties fo:text-align="start" style:justify-single-word="false"/>
      <style:text-properties style:font-name="Liberation Mono" fo:font-size="24pt" style:font-size-asian="24pt" style:font-size-complex="24pt"/>
    </style:style>
    <style:style style:name="P16" style:family="paragraph" style:parent-style-name="normal">
      <style:text-properties style:font-name="Essiah" fo:font-size="28pt" style:font-size-asian="28pt" style:font-size-complex="28pt"/>
    </style:style>
    <style:style style:name="P17" style:family="paragraph" style:parent-style-name="normal">
      <style:text-properties style:font-name="Essiah" fo:font-size="22pt" style:font-size-asian="22pt" style:font-size-complex="22pt"/>
    </style:style>
    <style:style style:name="P18" style:family="paragraph" style:parent-style-name="normal">
      <style:paragraph-properties fo:text-align="center" style:justify-single-word="false" fo:orphans="0" fo:widows="0" style:vertical-align="middle"/>
      <style:text-properties style:font-name="Essiah" fo:font-size="22pt" style:font-size-asian="22pt" style:font-size-complex="22pt"/>
    </style:style>
    <style:style style:name="P19" style:family="paragraph" style:parent-style-name="normal">
      <style:text-properties style:font-name="Essiah" fo:font-size="22pt" style:text-underline-style="none" style:font-size-asian="22pt" style:font-size-complex="22pt"/>
    </style:style>
    <style:style style:name="P20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1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2" style:family="paragraph" style:parent-style-name="normal">
      <style:text-properties style:font-name="Essiah" fo:font-size="22pt" style:font-name-asian="eXsE1" style:font-size-asian="22pt" style:font-name-complex="eXsE1" style:font-size-complex="22pt"/>
    </style:style>
    <style:style style:name="P23" style:family="paragraph" style:parent-style-name="normal">
      <style:text-properties style:font-name="Essiah" fo:font-size="14pt" style:font-name-asian="eXsE1" style:font-size-asian="14pt" style:font-name-complex="eXsE1" style:font-size-complex="14pt"/>
    </style:style>
    <style:style style:name="P24" style:family="paragraph" style:parent-style-name="normal">
      <style:text-properties style:font-name="essiah" fo:font-size="22pt" style:font-name-asian="essiah2" style:font-size-asian="22pt" style:font-name-complex="essiah2" style:font-size-complex="22pt"/>
    </style:style>
    <style:style style:name="P25" style:family="paragraph" style:parent-style-name="normal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26" style:family="paragraph" style:parent-style-name="normal">
      <style:text-properties style:font-name="essiah1" fo:font-size="22pt" style:font-size-asian="22pt" style:font-size-complex="22pt"/>
    </style:style>
    <style:style style:name="P27" style:family="paragraph" style:parent-style-name="normal">
      <style:text-properties style:font-name="essiah1" fo:font-size="22pt" style:text-underline-style="none" style:font-name-asian="essiah2" style:font-size-asian="22pt" style:font-name-complex="essiah2" style:font-size-complex="22pt"/>
    </style:style>
    <style:style style:name="P28" style:family="paragraph" style:parent-style-name="normal">
      <style:text-properties style:font-name="essiah1" fo:font-size="28pt" fo:font-weight="normal" style:font-name-asian="essiah2" style:font-size-asian="28pt" style:font-weight-asian="normal" style:font-name-complex="essiah2" style:font-size-complex="28pt" style:font-weight-complex="normal"/>
    </style:style>
    <style:style style:name="P29" style:family="paragraph" style:parent-style-name="normal">
      <style:text-properties fo:color="#000000" style:font-name="essiah1" fo:font-size="22pt" style:text-underline-style="none" style:font-name-asian="essiah2" style:font-size-asian="22pt" style:font-name-complex="essiah2" style:font-size-complex="22pt"/>
    </style:style>
    <style:style style:name="P30" style:family="paragraph" style:parent-style-name="normal">
      <style:text-properties fo:color="#000000" style:font-name="essiah" fo:font-size="22pt" style:text-underline-style="none" style:font-name-asian="essiah2" style:font-size-asian="22pt" style:font-name-complex="essiah2" style:font-size-complex="22pt"/>
    </style:style>
    <style:style style:name="P31" style:family="paragraph" style:parent-style-name="normal">
      <style:text-properties fo:font-size="22pt" style:font-size-asian="22pt" style:font-size-complex="22pt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essiah" fo:font-size="18pt" fo:font-weight="normal" style:font-size-asian="18pt" style:font-weight-asian="normal" style:font-size-complex="18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fo:font-weight="normal" style:font-size-asian="22pt" style:font-weight-asian="normal" style:font-size-complex="2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essiah" fo:font-size="22pt" fo:font-weight="normal" style:font-size-asian="22pt" style:font-weight-asian="normal" style:font-size-complex="2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essio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DejaVu Sans1" fo:font-size="12pt" style:text-underline-style="none" fo:font-weight="normal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text-underline-style="none" fo:font-weight="normal" style:letter-kerning="true" style:font-name-asian="Droid Sans Fallback" style:font-size-asian="16pt" style:language-asian="zh" style:country-asian="CN" style:font-weight-asian="normal" style:font-name-complex="Droid Sans Devanagari" style:font-size-complex="16pt" style:language-complex="hi" style:country-complex="IN" style:font-weight-complex="normal"/>
    </style:style>
    <style:style style:name="P39" style:family="paragraph" style:parent-style-name="Standard">
      <style:paragraph-properties fo:text-align="start" style:justify-single-word="false" style:writing-mode="lr-tb"/>
      <style:text-properties style:use-window-font-color="true" style:font-name="Bodoni 72" fo:font-size="16pt" style:letter-kerning="true" style:font-name-asian="Droid Sans Fallback" style:font-size-asian="16pt" style:language-asian="zh" style:country-asian="CN" style:font-name-complex="Droid Sans Devanagari" style:font-size-complex="16pt" style:language-complex="hi" style:country-complex="IN"/>
    </style:style>
    <style:style style:name="P40" style:family="paragraph" style:parent-style-name="Standard">
      <style:paragraph-properties fo:text-align="start" style:justify-single-word="false" style:writing-mode="lr-tb"/>
      <style:text-properties style:use-window-font-color="true" style:font-name="essiah1" fo:font-size="22pt" style:text-underline-style="none" fo:font-weight="normal" style:letter-kerning="true" style:font-name-asian="Droid Sans Fallback" style:font-size-asian="22pt" style:language-asian="zh" style:country-asian="CN" style:font-weight-asian="normal" style:font-name-complex="Droid Sans Devanagari" style:font-size-complex="22pt" style:language-complex="hi" style:country-complex="IN" style:font-weight-complex="normal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Bodoni 72" fo:font-size="16pt" fo:font-style="normal" fo:text-shadow="none" style:text-underline-style="none" fo:font-weight="normal" style:font-size-asian="16pt" style:font-style-asian="normal" style:font-weight-asian="normal" style:font-size-complex="16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font-name="essiah" fo:font-size="22pt" fo:font-style="normal" fo:text-shadow="none" style:text-underline-style="none" fo:font-weight="normal" style:font-size-asian="22pt" style:font-style-asian="normal" style:font-weight-asian="normal" style:font-size-complex="22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font-name="Essiah" fo:font-size="16pt" fo:font-weight="bold" style:font-size-asian="16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 style:writing-mode="lr-tb"/>
      <style:text-properties style:font-name="Bodoni 72" fo:font-size="16pt" style:font-size-asian="16pt" style:font-size-complex="16pt"/>
    </style:style>
    <style:style style:name="P45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fo:font-weight="normal" style:font-size-asian="16pt" style:font-weight-asian="normal" style:font-size-complex="16pt" style:font-weight-complex="normal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Bodoni 72" fo:font-size="16pt" style:text-underline-style="none" style:font-size-asian="16pt" style:font-size-complex="16pt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Bodoni 72" fo:font-size="16pt" fo:font-weight="normal" style:font-size-asian="16pt" style:font-weight-asian="normal" style:font-size-complex="16pt" style:font-weight-complex="normal"/>
    </style:style>
    <style:style style:name="P48" style:family="paragraph" style:parent-style-name="Standard">
      <style:paragraph-properties fo:text-align="start" style:justify-single-word="false" style:writing-mode="lr-tb"/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P49" style:family="paragraph" style:parent-style-name="Standard">
      <style:paragraph-properties fo:text-align="start" style:justify-single-word="false" style:writing-mode="lr-tb"/>
      <style:text-properties style:font-name="Essiah" fo:font-size="22pt" style:font-size-asian="22pt" style:font-size-complex="22pt"/>
    </style:style>
    <style:style style:name="P50" style:family="paragraph" style:parent-style-name="Standard">
      <style:paragraph-properties fo:text-align="start" style:justify-single-word="false" style:writing-mode="lr-tb"/>
      <style:text-properties fo:font-size="22pt" style:font-size-asian="22pt" style:font-size-complex="22pt"/>
    </style:style>
    <style:style style:name="P51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2pt" fo:letter-spacing="normal" fo:font-style="normal" fo:font-weight="bold" fo:background-color="transparent" style:font-name-asian="essiah2" style:font-size-asian="12pt" style:font-weight-asian="bold" style:font-name-complex="essiah2" style:font-size-complex="12pt" style:font-weight-complex="bold"/>
    </style:style>
    <style:style style:name="P52" style:family="paragraph" style:parent-style-name="Standard">
      <style:paragraph-properties fo:text-align="start" style:justify-single-word="false" style:writing-mode="lr-tb"/>
      <style:text-properties fo:font-variant="normal" fo:text-transform="none" fo:color="#000000" style:font-name="Essiah" fo:font-size="16pt" fo:letter-spacing="normal" fo:font-style="normal" style:text-underline-style="none" fo:font-weight="normal" fo:background-color="transparent" style:font-name-asian="essiah2" style:font-size-asian="16pt" style:font-weight-asian="normal" style:font-name-complex="essiah2" style:font-size-complex="16pt" style:font-weight-complex="normal"/>
    </style:style>
    <style:style style:name="P53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Verdana1" style:font-size-asian="16pt" style:font-style-asian="normal" style:font-weight-asian="normal" style:font-name-complex="Verdana1" style:font-size-complex="16pt"/>
    </style:style>
    <style:style style:name="P54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normal" fo:background-color="transparent" style:font-name-asian="eXsE1" style:font-size-asian="16pt" style:font-style-asian="normal" style:font-weight-asian="normal" style:font-name-complex="eXsE1" style:font-size-complex="16pt"/>
    </style:style>
    <style:style style:name="P55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Bodoni 72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6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7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vertical-align="middle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16pt" fo:font-style="normal" style:text-underline-style="none" fo:font-weight="bold" fo:background-color="transparent" style:font-name-asian="Verdana1" style:font-size-asian="16pt" style:font-style-asian="normal" style:font-weight-asian="bold" style:font-name-complex="Verdana1" style:font-size-complex="16pt" style:font-style-complex="normal" style:font-weight-complex="bold"/>
    </style:style>
    <style:style style:name="P58" style:family="paragraph" style:parent-style-name="normal">
      <style:paragraph-properties fo:margin-left="0in" fo:margin-right="0in" fo:margin-top="0in" fo:margin-bottom="0in" fo:line-height="100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>
        <style:background-image/>
      </style:paragraph-properties>
      <style:text-properties fo:font-variant="normal" fo:text-transform="none" fo:color="#000000" style:text-line-through-style="none" style:text-position="0% 100%" style:font-name="essiah" fo:font-size="22pt" fo:font-style="normal" style:text-underline-style="none" fo:font-weight="normal" fo:background-color="transparent" style:font-name-asian="essiah2" style:font-size-asian="22pt" style:font-style-asian="normal" style:font-weight-asian="normal" style:font-name-complex="essiah2" style:font-size-complex="22pt"/>
    </style:style>
    <style:style style:name="P59" style:family="paragraph" style:parent-style-name="Heading_20_1">
      <style:text-properties style:font-name="Bodoni 72"/>
    </style:style>
    <style:style style:name="P60" style:family="paragraph" style:parent-style-name="Heading_20_1">
      <style:text-properties style:font-name="Bodoni 72" style:text-underline-style="none"/>
    </style:style>
    <style:style style:name="P61" style:family="paragraph" style:parent-style-name="Heading_20_1">
      <style:text-properties fo:font-variant="normal" fo:text-transform="none" fo:color="#000000" style:font-name="Bodoni 72" fo:letter-spacing="normal" fo:font-style="normal" fo:font-weight="bold" fo:background-color="transparent" style:font-name-asian="essiah2" style:font-weight-asian="bold" style:font-name-complex="essiah2" style:font-weight-complex="bold"/>
    </style:style>
    <style:style style:name="P62" style:family="paragraph" style:parent-style-name="Heading_20_2">
      <style:text-properties style:font-name="Bodoni 72"/>
    </style:style>
    <style:style style:name="P63" style:family="paragraph" style:parent-style-name="Heading_20_2">
      <style:text-properties style:font-name="Bodoni 72" style:font-name-asian="Verdana1" style:font-name-complex="Verdana1"/>
    </style:style>
    <style:style style:name="P64" style:family="paragraph" style:parent-style-name="Heading_20_2">
      <style:text-properties style:font-name="Bodoni 72" style:text-underline-style="none" style:font-name-asian="essiah2" style:font-name-complex="essiah2"/>
    </style:style>
    <style:style style:name="P65" style:family="paragraph" style:parent-style-name="Standard">
      <style:paragraph-properties fo:text-align="start" style:justify-single-word="false" style:writing-mode="lr-tb"/>
      <style:text-properties fo:color="#000000" style:font-name="Essiah" fo:font-size="22pt" fo:font-weight="bold" style:font-size-asian="22pt" style:font-weight-asian="bold" style:font-size-complex="22pt" style:font-weight-complex="bold"/>
    </style:style>
    <style:style style:name="P66" style:family="paragraph" style:parent-style-name="Title" style:master-page-name="Standard">
      <style:paragraph-properties style:page-number="1"/>
      <style:text-properties style:font-name="Essiah" fo:font-style="normal" style:text-underline-style="none" style:font-style-asian="normal" style:font-style-complex="normal"/>
    </style:style>
    <style:style style:name="T1" style:family="text">
      <style:text-properties style:font-name="essiah" style:text-underline-style="none"/>
    </style:style>
    <style:style style:name="T2" style:family="text">
      <style:text-properties style:font-name="essiah" style:text-underline-style="none" fo:font-weight="normal" style:font-weight-asian="normal" style:font-weight-complex="normal"/>
    </style:style>
    <style:style style:name="T3" style:family="text">
      <style:text-properties style:font-name="essiah" style:text-underline-style="none" fo:font-weight="normal" style:font-weight-asian="normal" style:font-weight-complex="normal" loext:opacity="100%"/>
    </style:style>
    <style:style style:name="T4" style:family="text">
      <style:text-properties style:font-name="essiah" style:text-underline-style="none" style:font-name-asian="essiah2" style:font-name-complex="essiah2"/>
    </style:style>
    <style:style style:name="T5" style:family="text">
      <style:text-properties style:font-name="essiah" fo:font-weight="normal" style:font-weight-asian="normal" style:font-weight-complex="normal"/>
    </style:style>
    <style:style style:name="T6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7" style:family="text">
      <style:text-properties fo:font-size="14pt" style:text-underline-style="none" style:font-size-asian="14pt" style:font-size-complex="14pt"/>
    </style:style>
    <style:style style:name="T8" style:family="text">
      <style:text-properties fo:color="#000000" style:font-name="essiah" style:text-underline-style="none" style:font-name-asian="essiah2" style:font-name-complex="essiah2" loext:opacity="100%"/>
    </style:style>
    <style:style style:name="T9" style:family="text">
      <style:text-properties fo:color="#000000" style:text-underline-style="none" style:font-name-asian="essiah2" style:font-name-complex="essiah2"/>
    </style:style>
    <style:style style:name="T10" style:family="text">
      <style:text-properties fo:color="#000000" fo:font-weight="bold" style:font-name-asian="essiah2" style:font-weight-asian="bold" style:font-name-complex="essiah2" style:font-weight-complex="bold"/>
    </style:style>
    <style:style style:name="T11" style:family="text">
      <style:text-properties fo:font-variant="normal" fo:text-transform="none" fo:color="#000000" fo:letter-spacing="normal" fo:font-style="normal" fo:font-weight="bold" style:font-name-asian="essiah2" style:font-weight-asian="bold" style:font-name-complex="essiah2" style:font-weight-complex="bold" loext:opacity="100%"/>
    </style:style>
    <style:style style:name="T12" style:family="text">
      <style:text-properties fo:font-variant="normal" fo:text-transform="none" fo:color="#000000" fo:letter-spacing="normal" fo:font-style="normal" fo:font-weight="bold" fo:background-color="#ffffff" style:font-name-asian="essiah2" style:font-weight-asian="bold" style:font-name-complex="essiah2" style:font-weight-complex="bold" loext:opacity="100%"/>
    </style:style>
    <style:style style:name="T13" style:family="text">
      <style:text-properties fo:font-variant="normal" fo:text-transform="none" fo:color="#000000" fo:letter-spacing="normal" fo:font-style="normal" fo:font-weight="bold" fo:background-color="transparent" style:font-name-asian="essiah2" style:font-weight-asian="bold" style:font-name-complex="essiah2" style:font-weight-complex="bold" loext:opacity="100%"/>
    </style:style>
    <style:style style:name="T14" style:family="text">
      <style:text-properties fo:font-variant="normal" fo:text-transform="none" fo:color="#808080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15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16" style:family="text">
      <style:text-properties fo:font-variant="normal" fo:text-transform="none" fo:color="#808080" fo:letter-spacing="normal" fo:font-style="normal" fo:font-weight="normal" fo:background-color="#ffffff" style:font-name-asian="essiah2" style:font-weight-asian="bold" style:font-name-complex="essiah2" style:font-weight-complex="bold" loext:opacity="100%"/>
    </style:style>
    <style:style style:name="T17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18" style:family="text">
      <style:text-properties fo:font-variant="normal" fo:text-transform="none" fo:color="#808080" fo:letter-spacing="normal" fo:font-style="normal" fo:font-weight="normal" fo:background-color="transparent" style:font-name-asian="essiah2" style:font-weight-asian="bold" style:font-name-complex="essiah2" style:font-weight-complex="bold" loext:opacity="100%"/>
    </style:style>
    <style:style style:name="T19" style:family="text">
      <style:text-properties fo:font-variant="normal" fo:text-transform="none" fo:color="#808080" fo:letter-spacing="normal" fo:font-style="normal" fo:font-weight="bold" style:font-name-asian="essiah2" style:font-weight-asian="bold" style:font-name-complex="essiah2" style:font-weight-complex="bold" loext:opacity="100%"/>
    </style:style>
    <style:style style:name="T20" style:family="text">
      <style:text-properties fo:font-variant="normal" fo:text-transform="none" fo:color="#999999" fo:letter-spacing="normal" fo:font-style="normal" fo:font-weight="normal" style:font-name-asian="essiah2" style:font-weight-asian="normal" style:font-name-complex="essiah2" style:font-weight-complex="normal" loext:opacity="100%"/>
    </style:style>
    <style:style style:name="T21" style:family="text">
      <style:text-properties fo:font-variant="normal" fo:text-transform="none" fo:color="#999999" fo:letter-spacing="normal" fo:font-style="normal" fo:font-weight="normal" fo:background-color="transparent" style:font-name-asian="essiah2" style:font-weight-asian="normal" style:font-name-complex="essiah2" style:font-weight-complex="normal" loext:opacity="100%"/>
    </style:style>
    <style:style style:name="T22" style:family="text">
      <style:text-properties fo:font-variant="normal" fo:text-transform="none" fo:color="#999999" fo:letter-spacing="normal" fo:font-style="normal" fo:font-weight="normal" fo:background-color="#ffffff" style:font-name-asian="essiah2" style:font-weight-asian="normal" style:font-name-complex="essiah2" style:font-weight-complex="normal" loext:opacity="100%"/>
    </style:style>
    <style:style style:name="T23" style:family="text">
      <style:text-properties fo:font-variant="normal" fo:text-transform="none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24" style:family="text">
      <style:text-properties fo:font-variant="normal" fo:text-transform="none" style:use-window-font-color="true" fo:letter-spacing="normal" fo:font-style="normal" style:text-underline-style="none" fo:font-weight="normal" style:letter-kerning="true" fo:background-color="transparent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5" style:family="text">
      <style:text-properties fo:font-variant="normal" fo:text-transform="none" style:font-name="essiah" fo:letter-spacing="normal" fo:font-style="normal" style:text-underline-style="none" fo:font-weight="normal" fo:background-color="transparent" style:font-name-asian="essiah2" style:font-weight-asian="normal" style:font-name-complex="essiah2" style:font-weight-complex="normal" loext:opacity="100%"/>
    </style:style>
    <style:style style:name="T26" style:family="text">
      <style:text-properties style:font-name-asian="essiah2" style:font-name-complex="essiah2"/>
    </style:style>
    <style:style style:name="T27" style:family="text">
      <style:text-properties style:use-window-font-color="true" style:font-name="essiah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28" style:family="text">
      <style:text-properties style:use-window-font-color="true" style:font-name="essiah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29" style:family="text">
      <style:text-properties style:use-window-font-color="true" style:font-name="essiah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0" style:family="text">
      <style:text-properties style:use-window-font-color="true" style:text-underline-style="non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1" style:family="text">
      <style:text-properties style:use-window-font-color="true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 loext:opacity="0%"/>
    </style:style>
    <style:style style:name="T32" style:family="text">
      <style:text-properties style:use-window-font-color="true" style:letter-kerning="true" style:font-name-asian="Droid Sans Fallback" style:language-asian="zh" style:country-asian="CN" style:font-name-complex="Droid Sans Devanagari" style:language-complex="hi" style:country-complex="IN" loext:opacity="0%"/>
    </style:style>
    <style:style style:name="T33" style:family="text">
      <style:text-properties style:use-window-font-color="true" style:font-name="essiah1" style:text-underline-style="none" fo:font-weight="normal" style:letter-kerning="true" style:font-name-asian="Droid Sans Fallback" style:language-asian="zh" style:country-asian="CN" style:font-weight-asian="normal" style:font-name-complex="Droid Sans Devanagari" style:language-complex="hi" style:country-complex="IN" style:font-weight-complex="normal"/>
    </style:style>
    <style:style style:name="T34" style:family="text">
      <style:text-properties style:text-underline-style="none"/>
    </style:style>
    <style:style style:name="T35" style:family="text">
      <style:text-properties style:text-underline-style="none" style:font-name-asian="essiah2" style:font-name-complex="essiah2"/>
    </style:style>
    <style:style style:name="T36" style:family="text">
      <style:text-properties style:text-underline-style="none" fo:font-weight="normal" style:font-weight-asian="normal" style:font-weight-complex="normal" loext:opacity="100%"/>
    </style:style>
    <style:style style:name="T37" style:family="text">
      <style:text-properties style:font-name-asian="eXsE1" style:font-name-complex="eXsE1"/>
    </style:style>
    <style:style style:name="T38" style:family="text">
      <style:text-properties fo:font-weight="bold" style:font-name-asian="essiah2" style:font-weight-asian="bold" style:font-name-complex="essiah2" style:font-weight-complex="bold"/>
    </style:style>
    <style:style style:name="T39" style:family="text">
      <style:text-properties fo:font-size="16pt" style:text-underline-style="none" style:font-name-asian="essiah2" style:font-size-asian="16pt" style:font-name-complex="essiah2" style:font-size-complex="16pt"/>
    </style:style>
    <style:style style:name="T40" style:family="text">
      <style:text-properties style:font-name="Essiah" fo:font-size="22pt" style:text-underline-style="none" style:font-name-asian="essiah2" style:font-size-asian="22pt" style:font-name-complex="essiah2" style:font-size-complex="22pt"/>
    </style:style>
    <style:style style:name="T41" style:family="text">
      <style:text-properties style:font-name="Essiah" fo:font-size="22pt" style:text-underline-style="none" style:font-size-asian="22pt" style:font-size-complex="22pt"/>
    </style:style>
    <style:style style:name="T42" style:family="text">
      <style:text-properties style:font-name="Essiah" fo:font-size="22pt" style:font-name-asian="essiah2" style:font-size-asian="22pt" style:font-name-complex="essiah2" style:font-size-complex="22pt"/>
    </style:style>
    <style:style style:name="T43" style:family="text">
      <style:text-properties style:text-position="sub 58%"/>
    </style:style>
    <style:style style:name="T44" style:family="text">
      <style:text-properties fo:font-size="22pt" style:font-name-asian="essiah2" style:font-size-asian="22pt" style:font-name-complex="essiah2" style:font-size-complex="22pt"/>
    </style:style>
    <style:style style:name="T45" style:family="text">
      <style:text-properties style:font-name="essiah1" style:text-underline-style="none" fo:font-weight="normal" style:font-weight-asian="normal" style:font-weight-complex="normal"/>
    </style:style>
    <style:style style:name="T46" style:family="text">
      <style:text-properties style:font-name="Bodoni 72"/>
    </style:style>
    <style:style style:name="T47" style:family="text">
      <style:text-properties style:text-position="0% 100%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essEo</text:p>
      <text:p text:style-name="P59">Alphabet</text:p>
      <text:p text:style-name="P28">euao EUAO</text:p>
      <text:p text:style-name="P28">owly OWL</text:p>
      <text:p text:style-name="P28">sxjS TvHm </text:p>
      <text:p text:style-name="P28">ZCzk fNnr</text:p>
      <text:p text:style-name="P28"><text:s/>pbd thgj</text:p>
      <text:p text:style-name="P15"><text:span text:style-name="T26"><text:s text:c="2"/></text:span><text:span text:style-name="T10"><text:s text:c="2"/></text:span><text:span text:style-name="T26"><text:s text:c="2"/></text:span><text:span text:style-name="T38"><text:s text:c="2"/></text:span><text:span text:style-name="T10"><text:s/></text:span></text:p>
      <text:p text:style-name="P14"><text:span text:style-name="T12">e</text:span><text:span text:style-name="T17">n</text:span><text:span text:style-name="T19"> <text:s/></text:span><text:span text:style-name="T11">u</text:span><text:span text:style-name="T20">m</text:span><text:span text:style-name="T11"> </text:span><text:span text:style-name="T14"><text:s/></text:span><text:span text:style-name="T11">a</text:span><text:span text:style-name="T22">t</text:span><text:span text:style-name="T20"> <text:s/></text:span><text:span text:style-name="T12">i</text:span><text:span text:style-name="T15">t <text:s/></text:span><text:span text:style-name="T12">ē</text:span><text:span text:style-name="T15"> <text:s text:c="2"/></text:span><text:span text:style-name="T12">ū <text:s text:c="2"/>ā</text:span><text:span text:style-name="T15"> <text:s/></text:span><text:span text:style-name="T12"><text:s/>ī</text:span></text:p>
      <text:p text:style-name="P14"><text:span text:style-name="T12">o</text:span><text:span text:style-name="T21"> <text:s text:c="2"/></text:span><text:span text:style-name="T12">ɔ</text:span><text:span text:style-name="T21"> <text:s/></text:span><text:span text:style-name="T17"><text:s/></text:span><text:span text:style-name="T13">l</text:span><text:span text:style-name="T17">ū <text:s/></text:span><text:span text:style-name="T13">ü</text:span><text:span text:style-name="T17"> <text:s text:c="2"/></text:span><text:span text:style-name="T12">ō</text:span><text:span text:style-name="T17"> <text:s text:c="2"/></text:span><text:span text:style-name="T13">ʊ</text:span><text:span text:style-name="T17"> <text:s text:c="2"/></text:span><text:span text:style-name="T12">ḻ</text:span><text:span text:style-name="T22">a</text:span><text:span text:style-name="T17"> <text:s text:c="3"/></text:span></text:p>
      <text:p text:style-name="P14"><text:span text:style-name="T11">s</text:span><text:span text:style-name="T14">ē <text:s/></text:span><text:span text:style-name="T13">xh</text:span><text:span text:style-name="T21">ō </text:span><text:span text:style-name="T12">j</text:span><text:span text:style-name="T22">ō</text:span><text:span text:style-name="T21"> <text:s/></text:span><text:span text:style-name="T13">sh</text:span><text:span text:style-name="T15">ē </text:span><text:span text:style-name="T13">∂</text:span><text:span text:style-name="T15">ē <text:s/></text:span><text:span text:style-name="T12">v</text:span><text:span text:style-name="T15">ū</text:span><text:span text:style-name="T12"> <text:s/></text:span><text:span text:style-name="T13">θ</text:span><text:span text:style-name="T22">ō <text:s/></text:span><text:span text:style-name="T13">m</text:span><text:span text:style-name="T18">ā</text:span></text:p>
      <text:p text:style-name="P14"><text:span text:style-name="T13">zh</text:span><text:span text:style-name="T16">ā </text:span><text:span text:style-name="T13">ch</text:span><text:span text:style-name="T17">ū </text:span><text:span text:style-name="T13">z</text:span><text:span text:style-name="T17">ū <text:s/></text:span><text:span text:style-name="T12">k</text:span><text:span text:style-name="T15">ē <text:s/></text:span><text:span text:style-name="T12">f</text:span><text:span text:style-name="T15">ē</text:span><text:span text:style-name="T22"> <text:s/></text:span><text:span text:style-name="T21">ō</text:span><text:span text:style-name="T12">ng</text:span><text:span text:style-name="T17"> </text:span><text:span text:style-name="T13">n</text:span><text:span text:style-name="T18">ā <text:s/></text:span><text:span text:style-name="T12">r</text:span><text:span text:style-name="T17">a <text:s/></text:span></text:p>
      <text:p text:style-name="P14"><text:span text:style-name="T17"><text:s text:c="4"/></text:span><text:span text:style-name="T12">p</text:span><text:span text:style-name="T16">ā</text:span><text:span text:style-name="T15"> <text:s/></text:span><text:span text:style-name="T12">b</text:span><text:span text:style-name="T22">ō</text:span><text:span text:style-name="T15"> <text:s/></text:span><text:span text:style-name="T13">d</text:span><text:span text:style-name="T16">ā</text:span><text:span text:style-name="T17"> <text:s/></text:span><text:span text:style-name="T12">t</text:span><text:span text:style-name="T15">ū</text:span><text:span text:style-name="T17"> <text:s/></text:span><text:span text:style-name="T13">h</text:span><text:span text:style-name="T17">ū</text:span><text:span text:style-name="T17"> <text:s/></text:span><text:span text:style-name="T12">g</text:span><text:span text:style-name="T22">ō</text:span></text:p>
      <text:p text:style-name="P61">Sample Text</text:p>
      <text:p text:style-name="P51"><text:span text:style-name="T3">sUnusEdasuO, sU </text:span><text:span text:style-name="T36">es s</text:span><text:span text:style-name="T31">U</text:span><text:span text:style-name="T36">nu pasen avum lok o. deb nel brAsO tu tEO s</text:span><text:span text:style-name="T31">U</text:span><text:span text:style-name="T36">nu Okr</text:span><text:span text:style-name="T31">U</text:span><text:span text:style-name="T36">s eru pasen. y den nel brAs te tEO. es s</text:span><text:span text:style-name="T31">U</text:span><text:span text:style-name="T36">nu pasen avum lok iesw. krUsO te pasen. nel kr</text:span><text:span text:style-name="T31">U</text:span><text:span text:style-name="T36">s pasen. Zunel kr</text:span><text:span text:style-name="T31">U</text:span><text:span text:style-name="T36">s pasen. tan vOsO pru etu sE. s</text:span><text:span text:style-name="T31">U</text:span><text:span text:style-name="T36">nu Okr</text:span><text:span text:style-name="T31">U</text:span><text:span text:style-name="T36">s eru pasen. tan vOs os etu sE un anu doks.</text:span></text:p>
      <text:p text:style-name="P52"/>
      <text:p text:style-name="P43"><text:span text:style-name="T25">sUnusEdasuO, sU </text:span><text:span text:style-name="T23">es s</text:span><text:span text:style-name="T24">U</text:span><text:span text:style-name="T23">nu pasen avum lok o. deb nel brAsO tu tEO s</text:span><text:span text:style-name="T24">U</text:span><text:span text:style-name="T23">nu Okr</text:span><text:span text:style-name="T24">U</text:span><text:span text:style-name="T23">s eru pasen. y den nel brAs te tEO. &lt;es s</text:span><text:span text:style-name="T24">U</text:span><text:span text:style-name="T23">nu pasen avum lok iesw.&gt; krUsO te pasen. nel kr</text:span><text:span text:style-name="T24">U</text:span><text:span text:style-name="T23">s pasen. Zunel kr</text:span><text:span text:style-name="T24">U</text:span><text:span text:style-name="T23">s pasen. tan vOsO pru etu sE. s</text:span><text:span text:style-name="T24">U</text:span><text:span text:style-name="T23">nu Okr</text:span><text:span text:style-name="T24">U</text:span><text:span text:style-name="T23">s eru pasen. tan vOs os etu sE un anu doks.</text:span></text:p>
      <text:p text:style-name="P52"/>
      <text:p text:style-name="P65"><text:span text:style-name="T23">sUnusEdasuO, sU es s</text:span><text:span text:style-name="T24">U</text:span><text:span text:style-name="T23">nu pasen avum lok o. deb nel brAsO tu tEO s</text:span><text:span text:style-name="T24">U</text:span><text:span text:style-name="T23">nu Okr</text:span><text:span text:style-name="T24">U</text:span><text:span text:style-name="T23">s eru pasen. y den nel brAs te tEO. &lt;es s</text:span><text:span text:style-name="T24">U</text:span><text:span text:style-name="T23">nu, pasen avum lok iesw. &gt; krUsO te pasen. nel kr</text:span><text:span text:style-name="T24">U</text:span><text:span text:style-name="T23">s pasen. Zunel kr</text:span><text:span text:style-name="T24">U</text:span><text:span text:style-name="T23">s pasen. tan vOsO pru etu sE. s</text:span><text:span text:style-name="T24">U</text:span><text:span text:style-name="T23">nu Okr</text:span><text:span text:style-name="T24">U</text:span><text:span text:style-name="T23">s eru pasen. tan vOs os etu sE un anu doks.</text:span></text:p>
      <text:p text:style-name="P59">Basics</text:p>
      <text:p text:style-name="P8">The default order is Subject-Verb-Object, but any arrangement is allowed with the use of markers.</text:p>
      <text:p text:style-name="P9"/>
      <text:p text:style-name="P8">The subject and object are optional. When no subject is given, 1st person singular is assumed.</text:p>
      <text:p text:style-name="P9"/>
      <text:p text:style-name="P8">Modifiers follow their target (i.e. "ball large red").</text:p>
      <text:p text:style-name="P5"/>
      <text:p text:style-name="P12"><text:span text:style-name="T39">Markers precede their object (i.e. "for the ball").</text:span><text:span text:style-name="T35"><text:tab/></text:span></text:p>
      <text:p text:style-name="P59">Articles</text:p>
      <text:p text:style-name="P8">Indefinite Singular</text:p>
      <text:p text:style-name="P17">_</text:p>
      <text:p text:style-name="P4"/>
      <text:p text:style-name="P4">Indefinite Plural</text:p>
      <text:p text:style-name="P19">o</text:p>
      <text:p text:style-name="P8"/>
      <text:p text:style-name="P8">Definite Singular</text:p>
      <text:p text:style-name="P24">to</text:p>
      <text:p text:style-name="P8"/>
      <text:p text:style-name="P8">Definite Plural</text:p>
      <text:p text:style-name="P29">eto</text:p>
      <text:p text:style-name="P59">Pronouns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55">Number</text:p>
          </table:table-cell>
          <table:table-cell table:style-name="Table4.A1" office:value-type="string">
            <text:p text:style-name="P55">Person</text:p>
          </table:table-cell>
          <table:table-cell table:style-name="Table4.A1" office:value-type="string">
            <text:p text:style-name="P55">English</text:p>
          </table:table-cell>
          <table:table-cell table:style-name="Table4.A1" office:value-type="string">
            <text:p text:style-name="P57">essEo</text:p>
          </table:table-cell>
        </table:table-row>
        <table:table-row table:style-name="Table4.1">
          <table:table-cell table:style-name="Table4.A2" office:value-type="string">
            <text:p text:style-name="P53">Singular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I</text:p>
          </table:table-cell>
          <table:table-cell table:style-name="Table4.A2" office:value-type="string">
            <text:p text:style-name="P18">-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</text:p>
          </table:table-cell>
          <table:table-cell table:style-name="Table4.A2" office:value-type="string">
            <text:p text:style-name="P56">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is</text:p>
          </table:table-cell>
          <table:table-cell table:style-name="Table4.A2" office:value-type="string">
            <text:p text:style-name="P56">su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at</text:p>
          </table:table-cell>
          <table:table-cell table:style-name="Table4.A2" office:value-type="string">
            <text:p text:style-name="P56">sunA</text:p>
          </table:table-cell>
        </table:table-row>
        <table:table-row table:style-name="Table4.1">
          <table:table-cell table:style-name="Table4.A2" office:value-type="string">
            <text:p text:style-name="P53">Plural</text:p>
          </table:table-cell>
          <table:table-cell table:style-name="Table4.A2" office:value-type="string">
            <text:p text:style-name="P53">1st</text:p>
          </table:table-cell>
          <table:table-cell table:style-name="Table4.A2" office:value-type="string">
            <text:p text:style-name="P53">we</text:p>
          </table:table-cell>
          <table:table-cell table:style-name="Table4.A2" office:value-type="string">
            <text:p text:style-name="P56">s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2nd</text:p>
          </table:table-cell>
          <table:table-cell table:style-name="Table4.A2" office:value-type="string">
            <text:p text:style-name="P53">you all</text:p>
          </table:table-cell>
          <table:table-cell table:style-name="Table4.A2" office:value-type="string">
            <text:p text:style-name="P56">t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ese</text:p>
          </table:table-cell>
          <table:table-cell table:style-name="Table4.A2" office:value-type="string">
            <text:p text:style-name="P56">sUnu</text:p>
          </table:table-cell>
        </table:table-row>
        <table:table-row table:style-name="Table4.1">
          <table:table-cell table:style-name="Table4.A2" office:value-type="string">
            <text:p text:style-name="P53"/>
          </table:table-cell>
          <table:table-cell table:style-name="Table4.A2" office:value-type="string">
            <text:p text:style-name="P53">3rd</text:p>
          </table:table-cell>
          <table:table-cell table:style-name="Table4.A2" office:value-type="string">
            <text:p text:style-name="P53">those</text:p>
          </table:table-cell>
          <table:table-cell table:style-name="Table4.A2" office:value-type="string">
            <text:p text:style-name="P56">sUnA</text:p>
          </table:table-cell>
        </table:table-row>
      </table:table>
      <text:p text:style-name="P59">Punctuation</text:p>
      <text:p text:style-name="P8">Period</text:p>
      <text:p text:style-name="P26">.</text:p>
      <text:p text:style-name="P8"/>
      <text:p text:style-name="P8">Comma</text:p>
      <text:p text:style-name="P26">,</text:p>
      <text:p text:style-name="P26"/>
      <text:p text:style-name="P8">Quotation Marks</text:p>
      <text:p text:style-name="P26">&lt; &gt;</text:p>
      <text:p text:style-name="P26"/>
      <text:p text:style-name="P8">Question Mark</text:p>
      <text:p text:style-name="P26">#</text:p>
      <text:p text:style-name="P26"/>
      <text:p text:style-name="P8">Exclamatin Mark</text:p>
      <text:p text:style-name="P26">#</text:p>
      <text:p text:style-name="P59">Conjuctions</text:p>
      <text:p text:style-name="P63">And</text:p>
      <text:p text:style-name="P29">+</text:p>
      <text:p text:style-name="P62">Or</text:p>
      <text:p text:style-name="P27">-</text:p>
      <text:p text:style-name="P59">Markers</text:p>
      <text:p text:style-name="P62"><text:span text:style-name="T35">Direct</text:span><text:span text:style-name="T35"> Object</text:span></text:p>
      <text:p text:style-name="P20">li</text:p>
      <text:p text:style-name="P64">Indirect Object</text:p>
      <text:p text:style-name="P20">-</text:p>
      <text:p text:style-name="P63">Possessive</text:p>
      <text:p text:style-name="P24">es</text:p>
      <text:p text:style-name="P59">Verb Tenses</text:p>
      <text:p text:style-name="P10">I owned.</text:p>
      <text:p text:style-name="P17"><text:span text:style-name="T26">ObrAs.</text:span> </text:p>
      <text:p text:style-name="P8"/>
      <text:p text:style-name="P8">I own.</text:p>
      <text:p text:style-name="P21">brAs.</text:p>
      <text:p text:style-name="P8"/>
      <text:p text:style-name="P10">I will own.</text:p>
      <text:p text:style-name="P21">brAsO.</text:p>
      <text:p text:style-name="P10"/>
      <text:p text:style-name="P9">I owned the night.</text:p>
      <text:p text:style-name="P16"><text:span text:style-name="T44">ObrAs tu tEO.</text:span><text:span text:style-name="T37"> </text:span></text:p>
      <text:p text:style-name="P8"/>
      <text:p text:style-name="P8">I own the night.</text:p>
      <text:p text:style-name="P21">brAs tu tEO.</text:p>
      <text:p text:style-name="P8"/>
      <text:p text:style-name="P5">I will own the night.</text:p>
      <text:p text:style-name="P25">brAsO tu tEO.</text:p>
      <text:p text:style-name="P6"/>
      <text:p text:style-name="P6">I stood with you."</text:p>
      <text:p text:style-name="P25">OAgres lu y.</text:p>
      <text:p text:style-name="P4"/>
      <text:p text:style-name="P6">I will be standing with them.</text:p>
      <text:p text:style-name="P31"><text:span text:style-name="T4">ahresO nul lu</text:span><text:span text:style-name="T8"> sUnu</text:span><text:span text:style-name="T4">.</text:span></text:p>
      <text:p text:style-name="P4"/>
      <text:p text:style-name="P7">Progressive Action</text:p>
      <text:p text:style-name="P25">nul</text:p>
      <text:p text:style-name="P5"/>
      <text:p text:style-name="P6">You are owning the night.</text:p>
      <text:p text:style-name="normal"><text:span text:style-name="T6">y brAs nul tu tEO.</text:span><text:span text:style-name="T7"><text:line-break/></text:span></text:p>
      <text:p text:style-name="P6">Completed Action</text:p>
      <text:p text:style-name="P27">dun</text:p>
      <text:p text:style-name="P4"/>
      <text:p text:style-name="P6">You had owned the night.</text:p>
      <text:p text:style-name="P25">y den ObrAs tu tEO.</text:p>
      <text:p text:style-name="P4"/>
      <text:p text:style-name="P4">You have owned the night.</text:p>
      <text:p text:style-name="P20">y den brAs tu tEO.</text:p>
      <text:p text:style-name="P5"/>
      <text:p text:style-name="P4">You will have owned the nights.</text:p>
      <text:p text:style-name="P25">y den brAsO etu tEO.</text:p>
      <text:p text:style-name="P6"/>
      <text:p text:style-name="P6">You had been owning the night.</text:p>
      <text:p text:style-name="P25">y den nel ObrAs tu tEO.</text:p>
      <text:p text:style-name="P4"><text:soft-page-break/></text:p>
      <text:p text:style-name="P4">You have been owning the night.</text:p>
      <text:p text:style-name="P25">y den nel brAs te tEO.</text:p>
      <text:p text:style-name="P4"/>
      <text:p text:style-name="P4">You will be owning the night.</text:p>
      <text:p text:style-name="P24">y den nel brAsO te tEO.</text:p>
      <text:p text:style-name="P8"/>
      <text:p text:style-name="P9">Will you have owned the night?</text:p>
      <text:p text:style-name="P24">?y deb nel brAsO tu tEO?</text:p>
      <text:p text:style-name="P59">Numbers</text:p>
      <text:p text:style-name="P4">The numbers and their names are mapped directly on to the alphabet. A base-12 system is used.</text:p>
      <text:p text:style-name="P2"/>
      <table:table table:name="Table5" table:style-name="Table5">
        <table:table-column table:style-name="Table5.A" table:number-columns-repeated="10"/>
        <table:table-column table:style-name="Table5.K" table:number-columns-repeated="2"/>
        <table:table-row table:style-name="Table5.1">
          <table:table-cell table:style-name="Table5.A1" office:value-type="string">
            <text:p text:style-name="P54">0</text:p>
          </table:table-cell>
          <table:table-cell table:style-name="Table5.A1" office:value-type="string">
            <text:p text:style-name="P54">1</text:p>
          </table:table-cell>
          <table:table-cell table:style-name="Table5.A1" office:value-type="string">
            <text:p text:style-name="P54">2</text:p>
          </table:table-cell>
          <table:table-cell table:style-name="Table5.A1" office:value-type="string">
            <text:p text:style-name="P54">3</text:p>
          </table:table-cell>
          <table:table-cell table:style-name="Table5.A1" office:value-type="string">
            <text:p text:style-name="P54">4</text:p>
          </table:table-cell>
          <table:table-cell table:style-name="Table5.F1" office:value-type="float" office:value="5">
            <text:p text:style-name="P54">5</text:p>
          </table:table-cell>
          <table:table-cell table:style-name="Table5.F1" office:value-type="float" office:value="6">
            <text:p text:style-name="P54">6</text:p>
          </table:table-cell>
          <table:table-cell table:style-name="Table5.F1" office:value-type="float" office:value="7">
            <text:p text:style-name="P54">7</text:p>
          </table:table-cell>
          <table:table-cell table:style-name="Table5.F1" office:value-type="float" office:value="8">
            <text:p text:style-name="P54">8</text:p>
          </table:table-cell>
          <table:table-cell table:style-name="Table5.F1" office:value-type="float" office:value="9">
            <text:p text:style-name="P54">9</text:p>
          </table:table-cell>
          <table:table-cell table:style-name="Table5.F1" office:value-type="float" office:value="10">
            <text:p text:style-name="P54">10</text:p>
          </table:table-cell>
          <table:table-cell table:style-name="Table5.F1" office:value-type="float" office:value="11">
            <text:p text:style-name="P54">11</text:p>
          </table:table-cell>
        </table:table-row>
        <table:table-row table:style-name="Table5.1">
          <table:table-cell table:style-name="Table5.A2" office:value-type="float" office:value="0">
            <text:p text:style-name="P58">0</text:p>
          </table:table-cell>
          <table:table-cell table:style-name="Table5.A2" office:value-type="float" office:value="1">
            <text:p text:style-name="P58">1</text:p>
          </table:table-cell>
          <table:table-cell table:style-name="Table5.A2" office:value-type="float" office:value="2">
            <text:p text:style-name="P58">2</text:p>
          </table:table-cell>
          <table:table-cell table:style-name="Table5.A2" office:value-type="float" office:value="3">
            <text:p text:style-name="P58">3</text:p>
          </table:table-cell>
          <table:table-cell table:style-name="Table5.A2" office:value-type="float" office:value="4">
            <text:p text:style-name="P58">4</text:p>
          </table:table-cell>
          <table:table-cell table:style-name="Table5.A2" office:value-type="float" office:value="5">
            <text:p text:style-name="P58">5</text:p>
          </table:table-cell>
          <table:table-cell table:style-name="Table5.A2" office:value-type="float" office:value="6">
            <text:p text:style-name="P58">6</text:p>
          </table:table-cell>
          <table:table-cell table:style-name="Table5.A2" office:value-type="float" office:value="7">
            <text:p text:style-name="P58">7</text:p>
          </table:table-cell>
          <table:table-cell table:style-name="Table5.A2" office:value-type="float" office:value="8">
            <text:p text:style-name="P58">8</text:p>
          </table:table-cell>
          <table:table-cell table:style-name="Table5.A2" office:value-type="float" office:value="9">
            <text:p text:style-name="P58">9</text:p>
          </table:table-cell>
          <table:table-cell table:style-name="Table5.K2" office:value-type="string">
            <text:p text:style-name="P58">:</text:p>
          </table:table-cell>
          <table:table-cell table:style-name="Table5.K2" office:value-type="string">
            <text:p text:style-name="P58">;</text:p>
          </table:table-cell>
        </table:table-row>
      </table:table>
      <text:p text:style-name="P23"/>
      <text:p text:style-name="P23"/>
      <text:p text:style-name="P1"/>
      <text:p text:style-name="P8">If necessary, <text:span text:style-name="T46">numbers</text:span> are marked with the <text:span text:style-name="T42">#</text:span> symbol (the # on the keyboard).</text:p>
      <text:p text:style-name="P1"/>
      <text:p text:style-name="P11">195<text:span text:style-name="T43">12</text:span><text:span text:style-name="T47"> = 213</text:span><text:span text:style-name="T43">10</text:span></text:p>
      <text:p text:style-name="P22">#ioO</text:p>
      <text:p text:style-name="P1"/>
      <text:p text:style-name="P11">1063<text:span text:style-name="T43">12</text:span><text:span text:style-name="T47"> = 1803</text:span><text:span text:style-name="T43">10</text:span></text:p>
      <text:p text:style-name="P30">#iwUI</text:p>
      <text:p text:style-name="P4"/>
      <text:p text:style-name="P4">3*4=12<text:span text:style-name="T43"> </text:span></text:p>
      <text:p text:style-name="P48">I,Y=iw</text:p>
      <text:p text:style-name="P4"/>
      <text:p text:style-name="P8"><text:span text:style-name="T34">Positional terms like "1st" and modifiers like "double" are formed with the word for position, </text:span><text:span text:style-name="T40">ok</text:span><text:span text:style-name="T34">, followed by the number.</text:span></text:p>
      <text:p text:style-name="P6"/>
      <text:p text:style-name="P8"><text:span text:style-name="T34">The word for "double" or "2nd" is </text:span><text:span text:style-name="T41">o</text:span><text:span text:style-name="T40">kY</text:span><text:span text:style-name="T34">.</text:span></text:p>
      <text:p text:style-name="P60">Calendar</text:p>
      <text:p text:style-name="P13">There is a 13 month, 28 day calendar.</text:p>
      <text:p text:style-name="P59">Examples</text:p>
      <text:p text:style-name="P3">Deroetixuxa</text:p>
      <text:p text:style-name="P17">derOetiksUksu</text:p>
      <text:p text:style-name="P3"/>
      <text:p text:style-name="P38">Aono and Ecssiah</text:p>
      <text:p text:style-name="P40">AOno un ekssEo</text:p>
      <text:p text:style-name="P44"/>
      <text:p text:style-name="P44">Good and Evil</text:p>
      <text:p text:style-name="P40">AOn un gw</text:p>
      <text:p text:style-name="P44"/>
      <text:p text:style-name="P41">Beginning and Ending</text:p>
      <text:p text:style-name="P34">ok un ko</text:p>
      <text:p text:style-name="P41"/>
      <text:p text:style-name="P45"><text:span text:style-name="T32">Female</text:span> and <text:span text:style-name="T32">Male</text:span></text:p>
      <text:p text:style-name="P42">nEob un sen</text:p>
      <text:p text:style-name="P39"/>
      <text:p text:style-name="P45">Spirit and Soul</text:p>
      <text:p text:style-name="P33">sun un Aden</text:p>
      <text:p text:style-name="P44"/>
      <text:p text:style-name="P45">We own the night.</text:p>
      <text:p text:style-name="P34">sU brAs tu tEO.</text:p>
      <text:p text:style-name="P46"/>
      <text:p text:style-name="P46">We own nights.</text:p>
      <text:p text:style-name="P49"><text:span text:style-name="T34">s</text:span><text:span text:style-name="T30">U</text:span><text:span text:style-name="T34"> brAs </text:span><text:span text:style-name="T9">etu </text:span><text:span text:style-name="T34">tEO.</text:span></text:p>
      <text:p text:style-name="P46"/>
      <text:p text:style-name="P46">Nights, we own.</text:p>
      <text:p text:style-name="P50"><text:span text:style-name="T1">li ete tEO s</text:span><text:span text:style-name="T27">U</text:span><text:span text:style-name="T1"> brAs.</text:span></text:p>
      <text:p text:style-name="P46"/>
      <text:p text:style-name="P46">They wrote the documents.</text:p>
      <text:p text:style-name="P49"><text:span text:style-name="T34">s</text:span><text:span text:style-name="T30">U</text:span><text:span text:style-name="T34">nu Okr</text:span><text:span text:style-name="T30">U</text:span><text:span text:style-name="T34">s eru pasen.</text:span></text:p>
      <text:p text:style-name="P46"/>
      <text:p text:style-name="P45">I will write the document.</text:p>
      <text:p text:style-name="P34">krUsO te pasen.</text:p>
      <text:p text:style-name="P45"/>
      <text:p text:style-name="P45">Literal: Their document has zero principles.</text:p>
      <text:p text:style-name="P45">Natural: Their document has no principles.</text:p>
      <text:p text:style-name="P50"><text:span text:style-name="T2">es s</text:span><text:span text:style-name="T28">U</text:span><text:span text:style-name="T2">nu pasen avum lok o.</text:span></text:p>
      <text:p text:style-name="P37"/>
      <text:p text:style-name="P45">Our document has good principles.</text:p>
      <text:p text:style-name="P50"><text:span text:style-name="T45">es s</text:span><text:span text:style-name="T33">U </text:span><text:span text:style-name="T45">pasen avum AOn lok o.</text:span></text:p>
      <text:p text:style-name="P47"/>
      <text:p text:style-name="P47">Are you writing a document?</text:p>
      <text:p text:style-name="P50"><text:span text:style-name="T5">?U nel kr</text:span><text:span text:style-name="T29">U</text:span><text:span text:style-name="T5">s pasen?</text:span></text:p>
      <text:p text:style-name="P47"/>
      <text:p text:style-name="P47">Yes, I am writing a document.</text:p>
      <text:p text:style-name="P50"><text:span text:style-name="T5">Zu, nel kr</text:span><text:span text:style-name="T29">U</text:span><text:span text:style-name="T5">s pasen.</text:span></text:p>
      <text:p text:style-name="P47"/>
      <text:p text:style-name="P47">He has good intentions!</text:p>
      <text:p text:style-name="P50"><text:span text:style-name="T5">!sonu avum </text:span><text:span text:style-name="T29">etu w</text:span><text:span text:style-name="T5">tOs AOn!</text:span></text:p>
      <text:p text:style-name="P47"/>
      <text:p text:style-name="P47">Are those people evil?!</text:p>
      <text:p text:style-name="P50"><text:span text:style-name="T5">;s</text:span><text:span text:style-name="T29">U</text:span><text:span text:style-name="T5">nA sE go</text:span><text:span text:style-name="T29">w;</text:span></text:p>
      <text:p text:style-name="P47"/>
      <text:p text:style-name="P47">No, these people are good!</text:p>
      <text:p text:style-name="P50"><text:span text:style-name="T5">!no, s</text:span><text:span text:style-name="T29">U</text:span><text:span text:style-name="T5">nA sE AOn!</text:span></text:p>
      <text:p text:style-name="P47"/>
      <text:p text:style-name="P47">I will stress the principles!</text:p>
      <text:p text:style-name="P35">!zonO etu lok!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odoni 72" svg:font-family="'Bodoni 72'" style:font-pitch="variable"/>
    <style:font-face style:name="Essiah" svg:font-family="Essiah" style:font-pitch="variable"/>
    <style:font-face style:name="essiah1" svg:font-family="essiah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" svg:font-family="essiah" style:font-family-generic="roman" style:font-pitch="variable"/>
    <style:font-face style:name="essio" svg:font-family="essio" style:font-family-generic="roman" style:font-pitch="variable"/>
    <style:font-face style:name="DejaVu Sans1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XsE1" svg:font-family="eXsE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4-11-12T23:57:34</dc:date>
    <meta:editing-duration>P5DT18H37M13S</meta:editing-duration>
    <meta:editing-cycles>1387</meta:editing-cycles>
    <meta:generator>OpenOffice/4.1.15$Unix OpenOffice.org_project/4115m2$Build-9813</meta:generator>
    <dc:creator>Michael Chapman</dc:creator>
    <meta:document-statistic meta:table-count="2" meta:image-count="0" meta:object-count="0" meta:page-count="2" meta:paragraph-count="200" meta:word-count="742" meta:character-count="3556"/>
  </office:meta>
</office:document-meta>
</file>